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Icarians</text:p>
      <text:p text:style-name="Preformatted_20_Text">From Wikipedia, the free encyclopedia</text:p>
      <text:p text:style-name="Preformatted_20_Text">https://en.wikipedia.org/wiki/Icarians</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
      <text:p text:style-name="Preformatted_20_Text">The Icarian movement was inspired by an 1840 utopian novel by Étienne Cabet, Voyage en Icarie (Voyage to Icaria).</text:p>
      <text:p text:style-name="Preformatted_20_Text">Icarians</text:p>
      <text:p text:style-name="Preformatted_20_Text"><text:s text:c="4"/>• The Icarians /ɪˈkɛriənz/ were a French-based utopian socialist movement, established by the followers of politician, journalist, and author Étienne Cabet.</text:p>
      <text:p text:style-name="Preformatted_20_Text"><text:s text:c="4"/>• In an attempt to put his economic and social theories into practice, Cabet led his followers to the United States of America in 1848, where the Icarians established a series of egalitarian communes in the states of Texas, Illinois, Iowa, Missouri, and California.</text:p>
      <text:p text:style-name="Preformatted_20_Text"/>
      <text:p text:style-name="Preformatted_20_Text">The Icarians /ɪˈkɛriənz/ were a French-based utopian socialist movement, established by the followers of politician, journalist, and author Étienne Cabet. In an attempt to put his economic and social theories into practice, Cabet led his followers to the United States of America in 1848, where the Icarians established a series of egalitarian communes in the states of Texas, Illinois, Iowa, Missouri, and California. The movement split several times due to factional disagreements.</text:p>
      <text:p text:style-name="Preformatted_20_Text">The last community of Icarians, located a few miles outside Corning, Iowa, disbanded voluntarily in 1898. The 46 years of tenure at this location made the Corning Icarian Colony one of the longest-lived non-religious communal living experiments in US history.[citation needed]</text:p>
      <text:p text:style-name="Preformatted_20_Text">History</text:p>
      <text:p text:style-name="Preformatted_20_Text"/>
      <text:p text:style-name="Preformatted_20_Text">Louis Philippe I, the moderate conservative Orléanist king who replaced the extreme conservative Charles X following the revolution of 1830.</text:p>
      <text:p text:style-name="Preformatted_20_Text">Cabet as radical French politician</text:p>
      <text:p text:style-name="Preformatted_20_Text"><text:s text:c="4"/>• Following his dismissal as Corsican Attorney-General, Cabet turned his hand to writing, authoring a four volume history of the French Revolution.</text:p>
      <text:p text:style-name="Preformatted_20_Text"><text:s text:c="4"/>• In 1820 Cabet moved to Paris, the political center of the French nation.</text:p>
      <text:p text:style-name="Preformatted_20_Text"><text:soft-page-break/><text:s text:c="4"/>• This brought about Cabet's prompt removal from office by the new regime in Paris, at whose pleasure Cabet served.</text:p>
      <text:p text:style-name="Preformatted_20_Text">Étienne Cabet was born in Dijon, France in 1788 to a middle-class family of artisans. Cabet attended a Roman Catholic secondary school and continued his education, ultimately earning a Doctorate of Law degree in 1812. Cabet was not inclined towards jurisprudence, however, preferring the rough and tumble of politics and journalism. Following the fall of Napoleon Bonaparte in 1815, Cabet became active in the struggle against conservative theocratic monarchism, participating in political groups which espoused a constitutional and republican form of government under monarchical leadership.</text:p>
      <text:p text:style-name="Preformatted_20_Text">In 1820 Cabet moved to Paris, the political center of the French nation. There he continued to participate in secret revolutionary societies, at considerable personal risk. It ultimately took a decade for this underground political effort to bear fruit when in July 1830 revolution erupted seeking the fundamental change of the conservative regime which had gained power in the Bourbon Restoration following the fall of Napoleon.</text:p>
      <text:p text:style-name="Preformatted_20_Text">This Revolution of 1830 in a matter of a few frenzied days forced the abdication of the conservative monarch Charles X and returned constitutional government to France. Cabet played a leading role in the revolution as a leading member of the so-called "Insurrection Committee," activity for which he was recognized with appointment as Attorney-General for Corsica following the coronation of Louis Philippe as king.</text:p>
      <text:p text:style-name="Preformatted_20_Text">Historian Morris Hillquit has argued that the posting of Cabet to Corsica was a calculated "shrewd move on the part of the government" to remove a prominent radical critic from the political hothouse of Paris "under the guise of a reward for his services during the revolution." Be that as it may, despite his employment as a government functionary in Corsica, Cabet moved into criticism of the new Orléanist regime for its conservatism and half-measures with respect to constitutional rule and the democratic rights of the people. This brought about Cabet's prompt removal from office by the new regime in Paris, at whose pleasure Cabet served.</text:p>
      <text:p text:style-name="Preformatted_20_Text">Following his dismissal as Corsican Attorney-General, Cabet turned his hand to writing, authoring a four volume history of the French Revolution. He also remained active in politics and was elected as a deputy to the lower chamber of the National Assembly in 1834. Cabet emerged as a fierce opponent of the new conservative regime and a potential revolutionary leader, drawing the attention of the regime and its repressive mechanism. In an effort to eliminate the dangerous democratic agitator, Cabet was given the choice of two years' imprisonment or five years in foreign exile. He decided upon the latter punishment and immediately went into exile in England.</text:p>
      <text:p text:style-name="Preformatted_20_Text">During his five years of English exile, Cabet dedicated himself to philosophical and economic study, carefully considering the relationship between political structures and economic welfare throughout history. Cabet's findings were later summarized thus by one of his acolytes:</text:p>
      <text:p text:style-name="Preformatted_20_Text">Cabet turned to the idea of reorganization of society on a communal basis — known as "Communism" in the terminology of the day. His ideas for the modification of society closely paralleled those of a man he met in English exile, Robert Owen.</text:p>
      <text:p text:style-name="Preformatted_20_Text">Voyage en Icarie</text:p>
      <text:p text:style-name="Preformatted_20_Text"><text:s text:c="4"/>• A rough translation by Cabet was serialized in Icarian periodicals of the 1850s; an additional translation by academic specialist Robert Sutton has been deposited with the Library of Congress, although it remains unpublished.</text:p>
      <text:p text:style-name="Preformatted_20_Text"><text:s text:c="4"/>• The result of Cabet's writing was published in 1840 as Voyage en Icarie (Voyage to Icaria).</text:p>
      <text:p text:style-name="Preformatted_20_Text"><text:s text:c="4"/>• In March 1841 Cabet launched a monthly magazine, Le Populaire, as well as an annual Icarian Almanac to help propagandize and organize the new political movement's supporters.</text:p>
      <text:p text:style-name="Preformatted_20_Text">In 1839, his five years' exile in England completed, Cabet returned to his native France. Upon his return he began writing a book to expound his economic and social ideas, following the example of Thomas More and using the form of an allegorical novel which allowed not only the exposition of the ideal form of administration but an opportunity for cloaked criticism of the existing regime.</text:p>
      <text:p text:style-name="Preformatted_20_Text">The result of Cabet's writing was published in 1840 as Voyage en Icarie (Voyage to Icaria). A rough translation by Cabet was serialized in Icarian periodicals of the 1850s; an additional translation by academic specialist Robert Sutton has been deposited with the Library of Congress, although it remains unpublished. a basic plot outline was published by Morris Hillquit in 1903:</text:p>
      <text:p text:style-name="Preformatted_20_Text">Although regarded today as a "plodding melodrama" in which the reader was inundated with "tedious details of incidental aspects of Icarian life," Cabet's book was well received by readers of his day, with the principles it outlined viewed by many as a blueprint for advancement from a disappointing present to a glorious future. Multiple editions of the book followed in quick succession and with public interest awakened Cabet quickly made the transition from author to builder of a practical movement to advance the communal ideas which he had expounded. In March 1841 Cabet launched a monthly magazine, Le Populaire, as well as an annual Icarian Almanac to help propagandize and organize the new political movement's supporters.</text:p>
      <text:p text:style-name="Preformatted_20_Text">So-called "Icarianism" attracted numerous supporters in such French cities as Reims, Leon, Nantes, Toulouse, and Toulon, with Cabet claiming the existence of 50,000 adherents of his ideas by the end of 1843. These supporters began to see Cabet as a political messiah and sought to implement the leader's ideas in a practical setting. It was gradually decided in this period that France did not present a favorable economic, political, or social environment for the implementation of the Icarian ideas; instead, the United States of America was chosen as a more fitting site for colonization – a nation with vast expanses of relatively inexpensive land and a democratic political tradition.</text:p>
      <text:p text:style-name="Preformatted_20_Text">In May 1847, Cabet's organ Le Populaire carried a lengthy article entitled "Allons en Icarie" (Let Us Go to Icaria), detailing the proposal to establish an American colony based upon the Icarian political and economic ideals and calling for those committed to building an artisanal and agrarian community to volunteer. The wheels were thus set in motion for the formation of what was intended to be a prosperous and enviable collective entity.</text:p>
      <text:p text:style-name="Preformatted_20_Text">Colonization begins</text:p>
      <text:p text:style-name="Preformatted_20_Text"><text:s text:c="4"/>• Cabet made contact with a Texas land agent, The Peters Company, which agreed to present to Owen title for 1 million acres of land so long as it was colonized by July 1, 1848.</text:p>
      <text:p text:style-name="Preformatted_20_Text"><text:s text:c="4"/>• Cabet turned to his friend Robert Owen for advice, traveling to London in September 1847 to consult with his British co-thinker.</text:p>
      <text:p text:style-name="Preformatted_20_Text"><text:s text:c="4"/>• Cabet gave himself the task of choosing a precise location for colonization.</text:p>
      <text:p text:style-name="Preformatted_20_Text"><text:soft-page-break/>Cabet believed that at least 10,000 or 20,000 working men would immediately enlist in the American colonization scheme, with the number soon swelling to a million skilled workers and artisans. Towns and huge cities bursting with industry would shortly follow, with accompanying schools and cultural facilities assuring the good life for a happy and fulfilled community. Announcement of the plan was met with enthusiasm, and offers of participation along with gifts of money, seeds, farm implements, clothing, books, and other valuable and useful items began to flow in.</text:p>
      <text:p text:style-name="Preformatted_20_Text">Cabet gave himself the task of choosing a precise location for colonization. Cabet turned to his friend Robert Owen for advice, traveling to London in September 1847 to consult with his British co-thinker. Owen recommended colonization in the new American state of Texas, a location reckoned to possess vast tracts of unoccupied land which would be as inexpensive as it was plentiful. Cabet made contact with a Texas land agent, The Peters Company, which agreed to present to Owen title for 1 million acres of land so long as it was colonized by July 1, 1848.</text:p>
      <text:p text:style-name="Preformatted_20_Text">Icarian settlements</text:p>
      <text:p text:style-name="Preformatted_20_Text">Denton County, Texas</text:p>
      <text:p text:style-name="Preformatted_20_Text"><text:s text:c="4"/>• By 1849, only 281 Icarians stayed loyal to Cabet and remained to rebuild, whereas the rest went back to France.</text:p>
      <text:p text:style-name="Preformatted_20_Text"><text:s text:c="4"/>• The majority, consisting of about 280 people, joined Cabet in setting out for the Mississippi River town of Nauvoo, located in Hancock County, Illinois, where the Icarian experiment finally began in earnest.</text:p>
      <text:p text:style-name="Preformatted_20_Text">On February 3, 1848 a so-called "advance guard" of 69 Icarians departed from Le Havre, France for a new life in Texas, leaving aboard the sailing ship Rome. These were to proceed to the port of New Orleans and to make their way from there to the designated area in Texas, which was represented as being in close proximity to the Red River. The advance guard arrived in America on March 27, 1848.</text:p>
      <text:p text:style-name="Preformatted_20_Text">They were quick to discover that they had been deceived and that the actual lands designated for colonization were fully 25 miles away from the Red River; moreover, colony lands were not contiguous, but rather were separated into a checkerboard fashion, alternating state and private lands, making integrated communal life not possible. Moreover, instead of the promised 1 million acres, actual contractual terms of the land distribution provided for the distribution of 320 acres of land to 3,125 individuals or families who each had to construct a log cabin and occupy their allotment by the deadline date of July 1, 1848. With only 69 hands available for the construction, there was little hope for construction of more than about 30 cabins by the deadline. The promised 1 million acres was thereby transformed into perhaps 10,000. By 1849, only 281 Icarians stayed loyal to Cabet and remained to rebuild, whereas the rest went back to France.</text:p>
      <text:p text:style-name="Preformatted_20_Text">The party could only proceed by boat to Shreveport. A wagon was obtained and loaded it with provisions for a difficult overland trek via the Bonham Trail to a resting place halfway to the final destination. The first group of 25 men departed on April 8, followed in a second wagon by 14 others shortly thereafter. Both wagons broke down en route and the 39 Icarians were forced to proceed in small groups, packing what they could on their backs. It was not until April 21 that they arrived at their resting place, still more than a hundred difficult miles from their goal.</text:p>
      <text:p text:style-name="Preformatted_20_Text">Only 27 intrepid French settlers were able to make the final leg of the trip from the farm designated as a resting place to their new Texan utopia, a site located in today's Denton County in Texas (northwest of Dallas). The small group arrived June 2, 1848, and immediately began a frenzied effort to construct dwellings in order to stake their land claims, attempting at the same time to plow and farm the prairie. Virtually no time remained to meet the terms of the land concession. The hot summer sun began to bake the ground. Poorly fed, poorly housed, overworked and exhausted, the Icarian colonists next fell victim to an outbreaks of cholera and malaria, illnesses which killed four and sickened the rest. Making a bad situation still worse, the one medical doctor in the company broke down into a state of insanity and deserted his fellows.</text:p>
      <text:p text:style-name="Preformatted_20_Text">Back home in France, the Revolution of 1848 had long been in full swing and King Louis Philippe overthrown. The necessity of emigration to achieve democratic reforms seemed less compelling and the volunteers for Icarian colonization in America melted away. Some 1500 settlers were planned for the next wave of settlers; only 19 made the trip, of whom barely more than half ever made it to Texas to join the beleaguered "advance guard" in their Sisyphian task.</text:p>
      <text:p text:style-name="Preformatted_20_Text">The grim reality of their situation now clear, the Texas colonization venture was written off as a total loss by the participants and the survivors divided into small groups to make their way back to Shreveport and from there to New Orleans. Four more died en route. Finally arriving in New Orleans late in 1848, the Texas pioneers were met by several hundred colonization enthusiasts from France, who had been slowly congregating in that city. Their mood was grim.</text:p>
      <text:p text:style-name="Preformatted_20_Text">News of the Texas catastrophe reached Cabet in France and on December 13, 1848, he set out from Liverpool for America in an attempt to shore up the project. After landing in New York, he shipped out again for New Orleans, disembarking there on January 19, 1849. Cabet found his supporters in disarray, "in the deplorable spirit of a defeated army," to borrow words from an official history by the group. A portion of the prospective colonists sought to abandon the project and to return to France; others sought to continue the colonization project in a more suitable locale.</text:p>
      <text:p text:style-name="Preformatted_20_Text">On January 21 the colonists held a general meeting to decide their fate. Cabet declared that if a majority sought to return home to France, he would support the decision — although with all the costs absorbed in the previous year such a move would have meant financial disaster for all. A small majority of 280 decided to continue with the colonization project if a more suitable locale was found; 200 sought to return. A formal split of the Icarians along these lines immediately followed, the first of three great factional rifts which would split the movement.</text:p>
      <text:p text:style-name="Preformatted_20_Text">An amount of money was pared from the treasury to send the 200 disaffected Icarians home to Le Havre. Once back in France, many of the former Icarian colonists initiated legal proceedings against Cabet for fraud – charges which he was ultimately forced home to answer.</text:p>
      <text:p text:style-name="Preformatted_20_Text">The majority, consisting of about 280 people, joined Cabet in setting out for the Mississippi River town of Nauvoo, located in Hancock County, Illinois, where the Icarian experiment finally began in earnest.</text:p>
      <text:p text:style-name="Preformatted_20_Text"/>
      <text:p text:style-name="Preformatted_20_Text">The Mississippi River town of Nauvoo, Illinois as it appeared circa 1855, during the time of its occupation by Icarian colonists.</text:p>
      <text:p text:style-name="Preformatted_20_Text">Nauvoo, Illinois</text:p>
      <text:p text:style-name="Preformatted_20_Text"><text:s text:c="4"/>• Many of the participants of the defunct Nauvoo colony would join the parallel Icarian colony in Iowa.</text:p>
      <text:p text:style-name="Preformatted_20_Text"><text:s text:c="4"/>• Nauvoo would become the first permanent Icarian Community, the Icarians immediately adopting the charter and structure described in Cabet's Voyage en Icarie.</text:p>
      <text:p text:style-name="Preformatted_20_Text"><text:soft-page-break/><text:s text:c="4"/>• This President, under Cabet's new scheme, would have the ability to control all aspects of the community's government.</text:p>
      <text:p text:style-name="Preformatted_20_Text">Nauvoo was founded in 1839 for the gathering of the Church of Jesus Christ of Latter Day Saints. Even though Joseph Smith, the founder of the Latter Day Saint movement, was killed in 1844, by 1845 Nauvoo had grown to a community of about 15,000 people – dwarfing the city of Chicago, which had only about 8,000 inhabitants at that time. Under threat of continuing violence from the surrounding communities and following a succession crisis, most of the Latter-day Saints, under Brigham Young left in 1846 for Salt Lake City, Utah, the current headquarters of The Church of Jesus Christ of Latter-day Saints. The Latter-day Saints later sold their land to the Icarians in 1849.</text:p>
      <text:p text:style-name="Preformatted_20_Text">Nauvoo would become the first permanent Icarian Community, the Icarians immediately adopting the charter and structure described in Cabet's Voyage en Icarie. The structure included an annually elected president and one officer each to administrate finance, farming, industry, and education. New members were admitted by a majority approval vote by the adult males, after living in the commune for four months, forfeiting all personal property, and pledging $80. Nonetheless, visitors were welcome to stay as long as they wished in a hotel.</text:p>
      <text:p text:style-name="Preformatted_20_Text">Every family used the same amount of space (two rooms in an apartment building), and were allowed the same amount of furniture. After the age of four, children lived apart from their parents at a boarding school, and visited families only on Sundays. This was done to foster a love for the community "without developing special affection for parents" from a young age, theoretically instrumental to the smooth working of a Utopian society. Sundays were not what would be a typical religious Sunday; the Icarians practiced no religion, but there were days people voluntarily gathered in a fellowship called "Cours icarien" to discuss Cabet's writings and Christian morals and ethics. </text:p>
      <text:p text:style-name="Preformatted_20_Text">Because long-term celibacy was viewed askance by the community, marriage was the norm. Divorce was acceptable under the assumption individuals would remarry soon.</text:p>
      <text:p text:style-name="Preformatted_20_Text">With the basic need of shelter immediately settled, a short period of energetic growth and relative prosperity followed. Farmland was rented, a saw mill and flour mill opened, workshops established, and schools and a theater founded. A periodical press was launched, publishing in French, English, and German, and an office was established in Paris to recruit adherents for the American colony. The Nauvoo cultural life thrived. The Icarians held regular band concerts and theatre productions. Their library consisted of an extensive collection, ranging from reference works to applied science to popular novels, all in English and French, and totaling over 4,000 volumes. By 1855 there would be more than 500 participants in the Icarian project.</text:p>
      <text:p text:style-name="Preformatted_20_Text">Political disagreements and personal animosities would lead to the second major split of the Icarians in America. Étienne Cabet began in America in 1849 with the authority of the sect's unquestioned leader, status which was freely granted to him by those inspired to action by the man's writings. This individual status as supreme decision-maker stood in marked contradiction to the democratic ideals of the community, however. Cabet himself realized as much and in 1850 he proposed a constitution which provided for an elected President and an elected board of directors, which would supplant the absolute, personal authority of the unitary leader. This system functioned effectively for a time.</text:p>
      <text:p text:style-name="Preformatted_20_Text">In 1852, a lawsuit was filed in Paris against Cabet by a number of dissident former Icarians, who claimed their property was obtained by him by means of fraud. Cabet returned to France for 18 months to fight these charges. When he returned to America, Cabet began to push through a series of restrictive rules, including the prohibition of talking in workshops, banning the use of tobacco or alcohol, and other regulations which were unpopular with some members of the community. He also moved to reestablish his own personal decision-making authority over the entire community, proposing in December 1855 to revise the constitution to provide for a powerful President elected to a four-year term. This President, under Cabet's new scheme, would have the ability to control all aspects of the community's government.</text:p>
      <text:p text:style-name="Preformatted_20_Text">This position by Cabet was anathema to a majority of the Icarian cooperators, who were deeply inspired and influenced by the history and traditions of the Great French Revolution and its democratic ideals. Cabet's position was deeply held by him as essential to the preservation of the community's moral fiber, however, and in his position he was staunchly supported by "a strong minority."</text:p>
      <text:p text:style-name="Preformatted_20_Text">The factional battle continued for a year between the Dissidents, led by Alexis Armel Marchand and Jean Baptist Gerard, and the Cabetists, finally resolving itself in a formal split. The Cabetists were expelled, and Cabet led about 170 of his followers out of Nauvoo in October 1856, heading downstream along the Mississippi to the bustling metropolis of St. Louis to establish a new colony in that vicinity.</text:p>
      <text:p text:style-name="Preformatted_20_Text">Shattered by the loss of about 40% of its members and no longer able to raise financial support in France, the Nauvoo colony of the majority faction ultimately encountered financial difficulties and was forced to disband in 1860. Many of the participants of the defunct Nauvoo colony would join the parallel Icarian colony in Iowa.</text:p>
      <text:p text:style-name="Preformatted_20_Text">Cheltenham, Missouri</text:p>
      <text:p text:style-name="Preformatted_20_Text"><text:s text:c="4"/>• The Icarians who had left Nauvoo owing to their support of personal leadership of Cabet and his restrictive behavioral agenda arrived in St. Louis on November 6, 1856.</text:p>
      <text:p text:style-name="Preformatted_20_Text"><text:s text:c="4"/>• In an ironic twist of fate, the leader for whom they had executed the split of Icaria in Nauvoo, Étienne Cabet, died just two days later.</text:p>
      <text:p text:style-name="Preformatted_20_Text">The Icarians who had left Nauvoo owing to their support of personal leadership of Cabet and his restrictive behavioral agenda arrived in St. Louis on November 6, 1856. In an ironic twist of fate, the leader for whom they had executed the split of Icaria in Nauvoo, Étienne Cabet, died just two days later. The new leader became a thirty-two-year-old lawyer named Benjamin Mercadier.</text:p>
      <text:p text:style-name="Preformatted_20_Text">On February 15, 1858, a group of 151 Icarians took possession of a few hundred acres in Cheltenham, St. Louis, Missouri. These Cabetists used Cabet's money and put down $500 on a $25,000 mortgage for thirty-nine acres and three buildings southwest of this city. Adjusting to a new area and new locals was difficult, but the Icarians adopted a constitution, a replica of the Nauvoo one, worked in the city, and enrolled their children into the local public schools. The colony quickly fell into various arguments. During the Civil War, many young men joined the Union cause. By 1864, only about twenty residents remained on the property. For the rest of the people, epidemics of dysentery and cholera occurred in the warmer months. Because the Icarians could not meet the mortgage payments, in March 1864, Arsène Sauva returned the keys to the property to St. Louis banker Thomas Allen (from whom the property had been purchased in 1858), leaving a large debt. That same year, most members left the community, and the Cheltenham Icaria was no longer extant.</text:p>
      <text:p text:style-name="Preformatted_20_Text">In 1872, the buildings went into a state of disrepair, and in 1875, a fire destroyed the buildings on this property, removing the last evidence of the Icarian colony.</text:p>
      <text:p text:style-name="Preformatted_20_Text">Corning, Iowa</text:p>
      <text:p text:style-name="Preformatted_20_Text"><text:s text:c="4"/>• In the 1870s, the Icarian colony near Corning had another split.</text:p>
      <text:p text:style-name="Preformatted_20_Text"><text:s text:c="4"/>• Its 46 years in existence made the Corning Icarian community the longest-lived non-religious communal living experiment in American history.</text:p>
      <text:p text:style-name="Preformatted_20_Text"><text:s text:c="4"/>• In 1860, when the Nauvoo colony went bankrupt, many members of the community moved to the new site in Iowa.</text:p>
      <text:p text:style-name="Preformatted_20_Text"><text:soft-page-break/><text:s text:c="4"/>• The new community established a new constitution in 1879.</text:p>
      <text:p text:style-name="Preformatted_20_Text">In 1852, Icarians purchased land in Adams County, Iowa to form a new permanent settlement, and Icarians began settling southwest of Queen City in 1853. In 1860, when the Nauvoo colony went bankrupt, many members of the community moved to the new site in Iowa. The settlers arrived with nothing but their skills along with $20,000 of debt. Their land was that of 4,000 acres (16 km2) where they first found shelter in mud hovels and then in crudely built log cabins. The colony near what became Corning, Iowa was granted a charter of incorporation by the state of Iowa in 1860. The community prospered during the Civil War by selling food at good prices, and they were able to pay their collective debt by 1870.</text:p>
      <text:p text:style-name="Preformatted_20_Text">In the spring of 1874 the Icarian colony near Corning was visited by Charles Nordhoff, who was travelling the United States doing investigative research on such communities in preparation for writing a book. At that time Nordhoff found a two-story building, 60 feet by 24, which served as a collective dining hall, washhouse, and school. About a dozen cheaply built frame houses sheltered the colonists, who at the time included about 65 members in 11 families. Most of those in the community were of French ethnicity, and French was the language spoken by the colonists, although among their number were included "one American, one Swiss, a Swede, a Spaniard, and two Germans."</text:p>
      <text:p text:style-name="Preformatted_20_Text">Nordhoff wrote:</text:p>
      <text:p text:style-name="Preformatted_20_Text">Nordhoff noted that the Iowa colony sold to the market about 2,500 pounds of wool annually, as well as cattle and hogs and the product of its manufacturing facilities. The group continued to operate under an elaborate constitution written by Cabet, "which lays down with great care the equality and brotherhood of mankind, and the duty of holding all things in common; abolishes servitude or service (or servants); commands marriage, under penalties; provides for education; and requires that the majority shall rule."</text:p>
      <text:p text:style-name="Preformatted_20_Text">Governance was based upon weekly meetings of all adults each Saturday, with a President elected annually as formal head of the colony but officers for the conduct of meetings elected each week. In addition to the President there were four elected directors, in charge of agriculture, clothing, industry, and construction, respectively.</text:p>
      <text:p text:style-name="Preformatted_20_Text">Nordhoff noted that the community had no formal religious observances. Instead, "Sunday is a day of rest from labor, when the young men go out with guns, and the society sometimes has theatrical representations, or music, or some kind of amusement. The principle is to let each one do as he pleases."</text:p>
      <text:p text:style-name="Preformatted_20_Text">In the 1870s, the Icarian colony near Corning had another split. The "vieux icariens" were against allowing women the right to vote, but the "jeunes icariens" were in favor. By a vote of 31–17, the entire community voted against the franchise for women. After that, the jeunes icariens moved to a new site on the same property about one mile southeast. The move was done by moving eight frame houses from the original colony. The vieux icariens community was no longer viable and was forced to disband due to bankruptcy in 1878. The new community established a new constitution in 1879.</text:p>
      <text:p text:style-name="Preformatted_20_Text">In 1898, this last community of Icarians disbanded voluntarily; the members chose to integrate into the surrounding towns. Its 46 years in existence made the Corning Icarian community the longest-lived non-religious communal living experiment in American history.</text:p>
      <text:p text:style-name="Preformatted_20_Text">A historical exhibit about the Icarians can be found in the lobby of the Adams County hall in Corning, and a living history site is being rebuilt on the location of the site where the Icarians lived until 1898.</text:p>
      <text:p text:style-name="Preformatted_20_Text">Cloverdale, California</text:p>
      <text:p text:style-name="Preformatted_20_Text"><text:s text:c="4"/>• A new colony of "Icaria Speranza" was established by Jules Leroux (brother of French socialist philosopher Pierre Leroux) and Armand Dehay, who in 1881 moved from Jeune Icarie to an area just south of Cloverdale, California.</text:p>
      <text:p text:style-name="Preformatted_20_Text"><text:s text:c="4"/>• Originally named Speranza, after Leroux's review L'Esperance, the community gained remaining members of Young Icaria and became Icaria-Speranza.</text:p>
      <text:p text:style-name="Preformatted_20_Text">A new colony of "Icaria Speranza" was established by Jules Leroux (brother of French socialist philosopher Pierre Leroux) and Armand Dehay, who in 1881 moved from Jeune Icarie to an area just south of Cloverdale, California. The group bought the 885-acre Bluxome ranch on the Russian River, which included vineyards, orchards, and arable land. Originally named Speranza, after Leroux's review L'Esperance, the community gained remaining members of Young Icaria and became Icaria-Speranza. </text:p>
      <text:p text:style-name="Preformatted_20_Text">At its height, the settlement had an estimated population of 55 individuals. This settlement disbanded in 1886. Today there is an historical marker just south of town marking where their schoolhouse was.</text:p>
      <text:p text:style-name="Preformatted_20_Text">Community structure</text:p>
      <text:p text:style-name="Preformatted_20_Text">Admissions</text:p>
      <text:p text:style-name="Preformatted_20_Text"><text:s text:c="4"/>• Those who passed a probationary period of four months would be allowed to move to the permanent colony in Iowa.</text:p>
      <text:p text:style-name="Preformatted_20_Text"><text:s text:c="4"/>• A charter created by the Society in 1853 specified that residents of the Nauvoo colony were required to donate all their worldly goods to the community, which had to include a minimum of $60.</text:p>
      <text:p text:style-name="Preformatted_20_Text">A charter created by the Society in 1853 specified that residents of the Nauvoo colony were required to donate all their worldly goods to the community, which had to include a minimum of $60. Those who passed a probationary period of four months would be allowed to move to the permanent colony in Iowa.</text:p>
      <text:p text:style-name="Preformatted_20_Text">Equality</text:p>
      <text:p text:style-name="Preformatted_20_Text"><text:soft-page-break/><text:s text:c="4"/>• The Icarians lived in communal dwellings of dormitories that shared central living and dining areas.</text:p>
      <text:p text:style-name="Preformatted_20_Text">The Icarians lived in communal dwellings of dormitories that shared central living and dining areas. All families lived in two equal rooms in an apartment building and had the same kind of furniture. Children were raised in a communal creche, not just by their own parents. Tasks were divided among the group; one might be a seamstress and never need to cook.</text:p>
      <text:p text:style-name="Preformatted_20_Text">Housing</text:p>
      <text:p text:style-name="Preformatted_20_Text"><text:s text:c="4"/>• After all purchases and repairs were done, the Nauvoo Icarian village consisted of a dwelling of individual apartments, two schools (one for girls and the other for boys), two infirmaries, a pharmacy, a large community kitchen with dining hall, a bakery, a butchery, and a room for laundry facilities.</text:p>
      <text:p text:style-name="Preformatted_20_Text">When the Icarians first arrived at Nauvoo on March 15, 1849, they purchased a number of buildings, grounds, houses, cattle and the burned-out Mormon Temple which they intended to use as an academy or school.</text:p>
      <text:p text:style-name="Preformatted_20_Text">After all purchases and repairs were done, the Nauvoo Icarian village consisted of a dwelling of individual apartments, two schools (one for girls and the other for boys), two infirmaries, a pharmacy, a large community kitchen with dining hall, a bakery, a butchery, and a room for laundry facilities. Soon thereafter, a steam-powered flour mill, a distillery, pigsty and sawmill were added. A local coal mine was worked for fuel.</text:p>
      <text:p text:style-name="Preformatted_20_Text">Work</text:p>
      <text:p text:style-name="Preformatted_20_Text"><text:s text:c="4"/>• To earn money, the Icarians established commerce with the outside world by a small store outside St. Louis.</text:p>
      <text:p text:style-name="Preformatted_20_Text">All work was divided by gender. Men worked as tailors, masons, wheelwrights, shoemakers, mechanics, blacksmiths, carpenters, tanners, and butchers. Women worked as cooks, seamstresses, washerwomen and ironers.</text:p>
      <text:p text:style-name="Preformatted_20_Text">To earn money, the Icarians established commerce with the outside world by a small store outside St. Louis. Here they sold their handmade shoes, boots and dresses, and also sold items made by the mills and distillery.</text:p>
      <text:p text:style-name="Preformatted_20_Text">Religion</text:p>
      <text:p text:style-name="Preformatted_20_Text"><text:s text:c="4"/>• The Icarians believed in a higher power and had a ten-section principle that briefly stated what they thought was needed in a perfect society.</text:p>
      <text:p text:style-name="Preformatted_20_Text"><text:s text:c="4"/>• In the Iowa colony, the Icarians adopted the practice of an informal religious gathering known as the "Cours Icariens" ("Icarian Course") on Sunday afternoons.</text:p>
      <text:p text:style-name="Preformatted_20_Text">The Icarians believed in a higher power and had a ten-section principle that briefly stated what they thought was needed in a perfect society.</text:p>
      <text:p text:style-name="Preformatted_20_Text">The religion of choice should have an understanding of the following:</text:p>
      <text:p text:style-name="Preformatted_20_Text">Evil, Misfortune</text:p>
      <text:p text:style-name="Preformatted_20_Text">Intelligence</text:p>
      <text:p text:style-name="Preformatted_20_Text">Causes of Evil</text:p>
      <text:p text:style-name="Preformatted_20_Text">God and Perfection</text:p>
      <text:p text:style-name="Preformatted_20_Text">Destiny of Humanity, Happiness</text:p>
      <text:p text:style-name="Preformatted_20_Text">Sociability</text:p>
      <text:p text:style-name="Preformatted_20_Text"><text:soft-page-break/>Perfectibility</text:p>
      <text:p text:style-name="Preformatted_20_Text">The Remedy</text:p>
      <text:p text:style-name="Preformatted_20_Text">God, Father of the Human Race</text:p>
      <text:p text:style-name="Preformatted_20_Text">At eighteen years of age, the Icarians were instructed on world religions. Marriage in the community was highly encouraged, almost insisted upon. Divorce was allowed; however, members were encouraged to remarry as soon as possible.</text:p>
      <text:p text:style-name="Preformatted_20_Text">Cabet's book Vrai christianisme (True Christianity) was often read from and formed the dominant influence on religious thought, though it was not intended as a specific instruction on religious observances. In the Iowa colony, the Icarians adopted the practice of an informal religious gathering known as the "Cours Icariens" ("Icarian Course") on Sunday afternoons. In addition to reading from Vrai christianisme and other books, these gatherings included quiet games and conversation.</text:p>
      <text:p text:style-name="Preformatted_20_Text">Culture</text:p>
      <text:p text:style-name="Preformatted_20_Text"><text:s text:c="4"/>• In Nauvoo, there was a library of over 4,000 books, the biggest in Illinois at the time.</text:p>
      <text:p text:style-name="Preformatted_20_Text"><text:s text:c="4"/>• The most important holidays were February 3, the anniversary of the First Departure of Icarians from France, and July 4, the summer festival.</text:p>
      <text:p text:style-name="Preformatted_20_Text"><text:s text:c="4"/>• Icarians also celebrated Christmas, New Year's Day, and the Fete du Mais, a fall harvest corn festival similar to Thanksgiving.</text:p>
      <text:p text:style-name="Preformatted_20_Text">Culture in Icaria was the second highest priority, second only to education. The community held several concerts and theatrical productions for the entertainment of its members, performing works such as "The Salamander", "Death to the Rats", "Six Heads in a Hat", or "Fisherman's Daughter".</text:p>
      <text:p text:style-name="Preformatted_20_Text">In Nauvoo, there was a library of over 4,000 books, the biggest in Illinois at the time. The community also distributed a biweekly newspaper titled Colonie Icarienne.</text:p>
      <text:p text:style-name="Preformatted_20_Text">The most important holidays were February 3, the anniversary of the First Departure of Icarians from France, and July 4, the summer festival. On July 4, the refectory was decorated with garlands and boughs; cardboard signs declared "Equality", "Freedom", and "Unity", and banners had quotations like "All for Each; Each for All", "To Each According to Their Needs", and "First Right is to Live; First Duty is to Work". They raised the American flag and played the "Star Spangled Banner" and "America". They travelled into Corning to watch the Fourth of July parade, but they remained apart from the anglophone Americans. At the end of the day, they returned to Icaria (three miles east) for a banquet, dance, and theatrical presentation. Icarians also celebrated Christmas, New Year's Day, and the Fete du Mais, a fall harvest corn festival similar to Thanksgiving.</text:p>
      <text:p text:style-name="Preformatted_20_Text">Gender equality</text:p>
      <text:p text:style-name="Preformatted_20_Text"><text:s text:c="4"/>• Men and women were given equal participation opportunities in weekly community assemblies, voting on admissions, constitutional changes, and the election of the officer in charge of clothing and lodging.</text:p>
      <text:p text:style-name="Preformatted_20_Text">Men and women were given equal participation opportunities in weekly community assemblies, voting on admissions, constitutional changes, and the election of the officer in charge of clothing and lodging.</text:p>
      <text:p text:style-name="Preformatted_20_Text">See also</text:p>
      <text:p text:style-name="Preformatted_20_Text"><text:s text:c="4"/>• Edward Bellamy</text:p>
      <text:p text:style-name="Preformatted_20_Text">Edward Bellamy</text:p>
      <text:p text:style-name="Preformatted_20_Text">Footnotes</text:p>
      <text:p text:style-name="Preformatted_20_Text">Primary sources</text:p>
      <text:p text:style-name="Preformatted_20_Text"><text:s text:c="4"/>• Étienne Cabet, Conditions of Admission.</text:p>
      <text:p text:style-name="Preformatted_20_Text"><text:soft-page-break/><text:s text:c="4"/>• Brief History of Icaria: Constitution, Laws and Regulations of the Icarian Community.</text:p>
      <text:p text:style-name="Preformatted_20_Text"><text:s text:c="4"/>• Nauvoo, IL: Icarian Printing Establishment, 1854.</text:p>
      <text:p text:style-name="Preformatted_20_Text"><text:s text:c="4"/>• Étienne Cabet, Voyage en Icarie.</text:p>
      <text:p text:style-name="Preformatted_20_Text">Étienne Cabet, Ce que je ferais si j'avais cinq cent mille dollars. Paris: Chez l'auteur, 1855.</text:p>
      <text:p text:style-name="Preformatted_20_Text">Étienne Cabet, Colonie ou république Icarienne dans les Etats-Unis d'Amérique: Son histoire. Paris: Chez l'auteur, 1855.</text:p>
      <text:p text:style-name="Preformatted_20_Text">Étienne Cabet, Conditions of Admission. Nauvoo, IL: Icarian Printing Establishment, 1854.</text:p>
      <text:p text:style-name="Preformatted_20_Text">Étienne Cabet, Opinion icarienne sur le mariage: Organisation icarienne: Naturalisation. Paris: Chez l'auteur, 1855.</text:p>
      <text:p text:style-name="Preformatted_20_Text">Étienne Cabet, Voyage en Icarie. Paris: Au Bureau du Populaire, 1848.</text:p>
      <text:p text:style-name="Preformatted_20_Text">Brief History of Icaria: Constitution, Laws and Regulations of the Icarian Community. Icaria, Corning, IA: Office of Publication, 1880. In JSTOR</text:p>
      <text:p text:style-name="Preformatted_20_Text">Further reading</text:p>
      <text:p text:style-name="Preformatted_20_Text"><text:s text:c="4"/>• Janice Clark Fotion, Cabet and Icarian Communism.</text:p>
      <text:p text:style-name="Preformatted_20_Text"><text:s text:c="4"/>• Emile Vallet, An Icarian communist in Nauvoo.</text:p>
      <text:p text:style-name="Preformatted_20_Text"><text:s text:c="4"/>• ), Immigration of the Icarians to Illinois: Proceedings of the Icarian Weekend in Nauvoo: Nauvoo, Illinois, July 19 &amp; 20, 1986.</text:p>
      <text:p text:style-name="Preformatted_20_Text"><text:s text:c="4"/>• Thomas Teakle, "History and Constitution of the Icarian Community," Iowa Journal of History and Politics, April 1917, pp.</text:p>
      <text:p text:style-name="Preformatted_20_Text">Mathe Allain, France and North America: Utopias and Utopians. Lafayette, LA: University of Southwestern Louisiana Press, 1978.</text:p>
      <text:p text:style-name="Preformatted_20_Text">Sherman B. Barnes, "An Icarian in Nauvoo," Journal of the Illinois State Historical Society, vol. 34, no. 2 (June 1941), pp. 233–244. In JSTOR</text:p>
      <text:p text:style-name="Preformatted_20_Text">Boris Blick and H. Roger Grant, "French Icarians in St. Louis," Bulletin of the Missouri Historical Society, Oct. 1973, pp. 3–28.</text:p>
      <text:p text:style-name="Preformatted_20_Text">Robert D. Bush, "Communism, Community and Charisma: The Crisis in Icaria at Nauvoo," The Old Northwest, Dec. 1977, pp. 499–528.</text:p>
      <text:p text:style-name="Preformatted_20_Text">Janice Clark Fotion, Cabet and Icarian Communism. PhD dissertation. University of Iowa, 1966.</text:p>
      <text:p text:style-name="Preformatted_20_Text">Diana M. Garno, "Gender Dilemmas: 'Equality' and 'Rights' for Icarian Women," Utopian Studies, vol. 6, no. 2 (1995), pp. 52–74. In JSTOR</text:p>
      <text:p text:style-name="Preformatted_20_Text">Paul S. Gauthier, Quest for Utopia: The Icarians of Adams County : with colonies in Denton County, Texas, Nauvoo, Illinois, Cheltenham, Missouri, and Cloverdale, California. Corning, IA : Gauthier Publishing Co., 1992.</text:p>
      <text:p text:style-name="Preformatted_20_Text"><text:soft-page-break/>William Alfred Hinds, American Communities and Co-operative Colonies, Second Edition. Chicago: Charles H. Kerr &amp; Co., 1908.</text:p>
      <text:p text:style-name="Preformatted_20_Text">Mark Holloway, Heaven on Earth: Utopian Communities in America, 1680–1880. New York: Dover Press, 1960.</text:p>
      <text:p text:style-name="Preformatted_20_Text">Christopher H. Johnson, "Communism and the Working Class before Marx: The Icarian Experience," American Historical Review, vol. 76, no. 3 (June 1971), pp. 642–689. In JSTOR</text:p>
      <text:p text:style-name="Preformatted_20_Text">Christopher H. Johnson, Etienne Cabet and the Icarian Communist Movement in France, 1839–1848. PhD dissertation. University of Wisconsin, 1968.</text:p>
      <text:p text:style-name="Preformatted_20_Text">Christopher Johnson, Utopian Communism in France: Cabet and the Icarians. Ithaca, NY: Cornell University Press, 1974.</text:p>
      <text:p text:style-name="Preformatted_20_Text">Dale R. Larsen, Soldiers of Humanity: A History and Census of the Icarian Communities. Nauvoo, IL: National Icarian Heritage Society, 1998.</text:p>
      <text:p text:style-name="Preformatted_20_Text">Kenneth Luke, Nauvoo, Illinois, Since the Exodus of the Mormons. PhD dissertation. St. Louis University, 1973.</text:p>
      <text:p text:style-name="Preformatted_20_Text">Charles Nordhoff, The Communistic Societies of the United States: From Personal Visit and Observation... New York: Harper &amp; Bros., 1875.</text:p>
      <text:p text:style-name="Preformatted_20_Text">Sylvester A. Piotrowski, Etienne Cabet and the Voyage En Icarie: A Study in the History of Social Thought. Washington, DC: Catholic University Press, 1935.</text:p>
      <text:p text:style-name="Preformatted_20_Text">Donald E. Pitzer, America's Communal Utopias. Chapel Hill, NC: University of North Carolina Press, 1997.</text:p>
      <text:p text:style-name="Preformatted_20_Text">Thomas Rees, "Nauvoo, Illinois, under Mormon and Icarian Occupations," Journal of the Illinois State Historical Society, vol. 21, no. 4 (Jan. 1929), pp. 506–524. In JSTOR</text:p>
      <text:p text:style-name="Preformatted_20_Text">Leslie J. Roberts, "Etienne Cabet and his Voyage en Icarie, 1840," Utopian Studies, vol. 2, no. 1/2 (1991), pp. 77–94. In JSTOR</text:p>
      <text:p text:style-name="Preformatted_20_Text">Felice Cottet Snider, "A Short Sketch of the Life of Jules Leon Cottet, a Former Member of the Icarian Community," Journal of the Illinois State Historical Society, vol. 7 (Oct. 1914), pp. 200–217.</text:p>
      <text:p text:style-name="Preformatted_20_Text">Lillian M. Snyder (ed.), Assimilation of Icarians into American Life: Proceedings of the 1988 Cours Icarien Symposium, Nauvoo, Illinois, July 9, 1988. Sunnyvale, CA: National Icarian Heritage Society, 1994.</text:p>
      <text:p text:style-name="Preformatted_20_Text">Lillian M. Snyder, "Family Life in the Icarian Colony," International Journal of Sociology of the Family, vol. 13, no. 2 (Autumn 1983), pp. 83–95. In JSTOR</text:p>
      <text:p text:style-name="Preformatted_20_Text">Lillian M. Snyder (ed.), Humanistic Values of the Icarian Movement: Proceedings of the Symposium on the "Relevance of the Icarian Movement to Today's World." Carthage, IL: Lillian M. Snyder, 1980.</text:p>
      <text:p text:style-name="Preformatted_20_Text">Lillian M. Snyder, The Search for Brotherhood, Peace, and Justice: The Story of Icaria. Deep River, IA: Brennan Printing, 1996.</text:p>
      <text:p text:style-name="Preformatted_20_Text">Lillian M. Snyder and Robert P. Sutton (eds.), Immigration of the Icarians to Illinois: Proceedings of the Icarian Weekend in Nauvoo: Nauvoo, Illinois, July 19 &amp; 20, 1986. Macomb, IL: Lillian M. Snyder and Robert P. Sutton, 1986.</text:p>
      <text:p text:style-name="Preformatted_20_Text">The National Icarian Heritage Society, Icaria-Speranza: Final Utopian Experiment of Icarians in America: Proceedings of the 1989 Cours Icarien Symposium. Nauvoo, IL: The National Icarian Heritage Society, 1995.</text:p>
      <text:p text:style-name="Preformatted_20_Text">The National Icarian Heritage Society, "A Photographic History of Icaria-Speranza: A French Utopian Experiment at Cloverdale, California." Nauvoo, IL: The National Icarian Heritage Society, 1989.</text:p>
      <text:p text:style-name="Preformatted_20_Text">Albert Shaw, Icaria: A Chapter in the History of Communism. New York: G.P. Putnam's Sons, 1884.</text:p>
      <text:p text:style-name="Preformatted_20_Text"><text:soft-page-break/>Robert P. Sutton (ed.), Adaptation of the Icarians to America: Proceedings of the 1987 Cours Icarien Symposium, Corning, Iowa and Omaha, Nebraska, July 18 &amp; 19, 1987. Nauvoo, IL: National Icarian Heritage Society, 1993.</text:p>
      <text:p text:style-name="Preformatted_20_Text">Robert P. Sutton, Les Icariens: The Utopian Dream in Europe and America. Urbana, IL: University of Illinois Press, 1994.</text:p>
      <text:p text:style-name="Preformatted_20_Text">Robert P. Sutton, "Utopian Fraternity: Ideal and Reality in Icarian Recreation," Western Illinois Regional Studies, Spring 1986, pp. 19–33.</text:p>
      <text:p text:style-name="Preformatted_20_Text">Thomas Teakle, "History and Constitution of the Icarian Community," Iowa Journal of History and Politics, April 1917, pp. 214–286.</text:p>
      <text:p text:style-name="Preformatted_20_Text">Emile Vallet, An Icarian communist in Nauvoo. Introduction and notes by H. Roger Grant. 1917.</text:p>
      <text:p text:style-name="Preformatted_20_Text">Steve Wiegenstein, "The Icarians and Their Neighbors," International Journal of Historical Archaeology, vol. 10, no. 3 (Sept. 2006), pp. 289–295. In JSTOR</text:p>
      <text:p text:style-name="Preformatted_20_Text">Reflections of Icaria: Magazine of the National Icarian Heritage Society. Corning, IA: National Icarian Heritage Society, 1994–</text:p>
      <text:p text:style-name="Preformatted_20_Text">External links</text:p>
      <text:p text:style-name="Preformatted_20_Text"><text:s text:c="4"/>• Icarian Community Records, MSS 486 at L. Tom Perry Special Collections, Brigham Young University</text:p>
      <text:p text:style-name="Preformatted_20_Text"><text:s text:c="4"/>• Baxter-Snyder Center for Icarian Studies, Western Illinois University, www.wiu.edu/</text:p>
      <text:p text:style-name="Preformatted_20_Text"><text:s text:c="4"/>• French Icarian Colony Foundation: About Us, Corning, Iowa, www.icaria.net/</text:p>
      <text:p text:style-name="Preformatted_20_Text"><text:s text:c="4"/>• Lillian Snyder Icarian Living History Foundation, Lisle, Illinois, www.icarianfoundation.org/</text:p>
      <text:p text:style-name="Preformatted_20_Text">Baxter-Snyder Center for Icarian Studies, Western Illinois University, www.wiu.edu/</text:p>
      <text:p text:style-name="Preformatted_20_Text">Lillian Snyder Icarian Living History Foundation, Lisle, Illinois, www.icarianfoundation.org/</text:p>
      <text:p text:style-name="Preformatted_20_Text">French Icarian Colony Foundation: About Us, Corning, Iowa, www.icaria.net/</text:p>
      <text:p text:style-name="Preformatted_20_Text">Icarian Community Records, MSS 486 at L. Tom Perry Special Collections, Brigham Young Univers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0" meta:paragraph-count="199" meta:word-count="6688" meta:character-count="42072" meta:non-whitespace-character-count="35399"/>
    <meta:generator>LibreOffice/6.0.7.3$Linux_X86_64 LibreOffice_project/00m0$Build-3</meta:generator>
  </office:meta>
</office:document-meta>
</file>